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3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UJ05-XML_5f_2017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fo:border="0.06pt solid #000000" fo:padding="0.049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="0.06pt solid #000000" fo:padding="0.049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ce17" style:family="table-cell" style:parent-style-name="Default">
      <style:table-cell-properties fo:padding="0.049cm"/>
      <style:text-properties style:font-name="Monospace" fo:font-size="9pt" style:font-size-asian="9pt" style:font-size-complex="9pt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7_JJ" table:style-name="ta1" table:print-ranges="'UJ05-XML_2017_JJ'.A1:'UJ05-XML_2017_JJ'.P208">
        <office:forms form:automatic-focus="false" form:apply-design-mode="false"/>
        <table:table-column table:style-name="co1" table:default-cell-style-name="ce10"/>
        <table:table-column table:style-name="co2" table:number-columns-repeated="14" table:default-cell-style-name="ce10"/>
        <table:table-column table:style-name="co3" table:default-cell-style-name="ce9"/>
        <table:table-column table:style-name="co3" table:visibility="collapse" table:number-columns-repeated="227" table:default-cell-style-name="ce10"/>
        <table:table-column table:style-name="co3" table:number-columns-repeated="2" table:default-cell-style-name="ce15"/>
        <table:table-column table:style-name="co3" table:number-columns-repeated="751" table:default-cell-style-name="ce17"/>
        <table:table-header-rows>
          <table:table-row table:style-name="ro1">
            <table:table-cell table:style-name="ce1" office:value-type="string" calcext:value-type="string">
              <text:p>Deutschland </text:p>
            </table:table-cell>
            <table:table-cell table:style-name="ce1" table:number-columns-repeated="14"/>
            <table:table-cell table:number-columns-repeated="981"/>
          </table:table-row>
          <table:table-row table:style-name="ro1">
            <table:table-cell table:style-name="ce2" office:value-type="string" calcext:value-type="string">
              <text:p>3 Beteiligte an Straßenverkehrsunfällen 2017</text:p>
            </table:table-cell>
            <table:table-cell table:style-name="ce1" table:number-columns-repeated="14"/>
            <table:table-cell table:number-columns-repeated="981"/>
          </table:table-row>
          <table:table-row table:style-name="ro1">
            <table:table-cell table:style-name="ce2" office:value-type="string" calcext:value-type="string">
              <text:p>3.1 Alleinunfälle und Unfälle mit zwei Beteiligten nach Ortslage</text:p>
            </table:table-cell>
            <table:table-cell table:style-name="ce1" table:number-columns-repeated="14"/>
            <table:table-cell table:number-columns-repeated="981"/>
          </table:table-row>
          <table:table-row table:style-name="ro1">
            <table:table-cell table:style-name="ce2" office:value-type="string" calcext:value-type="string">
              <text:p>3.1.1 Nach Unfallverursacher und Unfallgegner </text:p>
            </table:table-cell>
            <table:table-cell table:style-name="ce1" table:number-columns-repeated="14"/>
            <table:table-cell table:number-columns-repeated="981"/>
          </table:table-row>
          <table:table-row table:style-name="ro2">
            <table:table-cell table:style-name="ce3" office:value-type="string" calcext:value-type="string">
              <text:p>Spalten: Der erste Beteiligte (Hauptverursacher) war ein(e) ...</text:p>
              <text:p>Zeilen: Der zweite Beteiligte (Nebenverursacher) war ein(e) ...</text:p>
            </table:table-cell>
            <table:table-cell table:style-name="ce3" table:number-columns-repeated="13"/>
            <table:table-cell table:style-name="ce11"/>
            <table:table-cell table:number-columns-repeated="981"/>
          </table:table-row>
        </table:table-header-rows>
        <table:table-row table:style-name="ro3">
          <table:table-cell table:style-name="ce6" office:value-type="string" calcext:value-type="string">
            <text:p><text:span text:style-name="T1">Unfälle mit Getöteten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20" calcext:value-type="float">
            <text:p>22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43" calcext:value-type="float">
            <text:p>643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1" calcext:value-type="float">
            <text:p>4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8" calcext:value-type="float">
            <text:p>15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6" calcext:value-type="float">
            <text:p>10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16" calcext:value-type="float">
            <text:p>21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2" office:value-type="string" calcext:value-type="string">
            <text:p><text:span text:style-name="T1">Unfälle mit Getöteten – </text:span>Außerhalb von Ortschaften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74" calcext:value-type="float">
            <text:p>67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27" calcext:value-type="float">
            <text:p>102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44" calcext:value-type="float">
            <text:p>14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86" calcext:value-type="float">
            <text:p>48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2" calcext:value-type="float">
            <text:p>3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7" calcext:value-type="float">
            <text:p>7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0" calcext:value-type="float">
            <text:p>13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7" calcext:value-type="float">
            <text:p>3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7" calcext:value-type="float">
            <text:p>5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5" office:value-type="string" calcext:value-type="string">
            <text:p><text:span text:style-name="T1">Unfälle mit Getöteten –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523" calcext:value-type="float">
            <text:p>5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9" calcext:value-type="float">
            <text:p>99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894" calcext:value-type="float">
            <text:p>89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670" calcext:value-type="float">
            <text:p>167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5" calcext:value-type="float">
            <text:p>18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44" calcext:value-type="float">
            <text:p>64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" calcext:value-type="float">
            <text:p>4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3" calcext:value-type="float">
            <text:p>93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9" calcext:value-type="float">
            <text:p>13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3" calcext:value-type="float">
            <text:p>143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3" calcext:value-type="float">
            <text:p>273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0" calcext:value-type="float">
            <text:p>50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2" office:value-type="string" calcext:value-type="string">
            <text:p><text:span text:style-name="T1">Unfälle mit Personenschaden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2755" calcext:value-type="float">
            <text:p>2755</text:p>
          </table:table-cell>
          <table:table-cell table:style-name="ce25" office:value-type="float" office:value="3284" calcext:value-type="float">
            <text:p>3284</text:p>
          </table:table-cell>
          <table:table-cell table:style-name="ce25" office:value-type="float" office:value="7316" calcext:value-type="float">
            <text:p>7316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3087" calcext:value-type="float">
            <text:p>13087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7878" calcext:value-type="float">
            <text:p>2787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2832" calcext:value-type="float">
            <text:p>2832</text:p>
          </table:table-cell>
          <table:table-cell table:style-name="ce25" office:value-type="float" office:value="3464" calcext:value-type="float">
            <text:p>3464</text:p>
          </table:table-cell>
          <table:table-cell table:style-name="ce25" office:value-type="float" office:value="116002" calcext:value-type="float">
            <text:p>116002</text:p>
          </table:table-cell>
          <table:table-cell table:style-name="ce25" office:value-type="float" office:value="1478" calcext:value-type="float">
            <text:p>1478</text:p>
          </table:table-cell>
          <table:table-cell table:style-name="ce25" office:value-type="float" office:value="5297" calcext:value-type="float">
            <text:p>5297</text:p>
          </table:table-cell>
          <table:table-cell table:style-name="ce25" office:value-type="float" office:value="2198" calcext:value-type="float">
            <text:p>2198</text:p>
          </table:table-cell>
          <table:table-cell table:style-name="ce25" office:value-type="float" office:value="1115" calcext:value-type="float">
            <text:p>1115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19092" calcext:value-type="float">
            <text:p>19092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7873" calcext:value-type="float">
            <text:p>7873</text:p>
          </table:table-cell>
          <table:table-cell table:style-name="ce25" office:value-type="float" office:value="2647" calcext:value-type="float">
            <text:p>2647</text:p>
          </table:table-cell>
          <table:table-cell table:style-name="ce25" office:value-type="float" office:value="162787" calcext:value-type="float">
            <text:p>16278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650" calcext:value-type="float">
            <text:p>465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5617" calcext:value-type="float">
            <text:p>561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7091" calcext:value-type="float">
            <text:p>7091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8487" calcext:value-type="float">
            <text:p>848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2176" calcext:value-type="float">
            <text:p>2176</text:p>
          </table:table-cell>
          <table:table-cell table:style-name="ce25" office:value-type="float" office:value="2682" calcext:value-type="float">
            <text:p>2682</text:p>
          </table:table-cell>
          <table:table-cell table:style-name="ce25" office:value-type="float" office:value="50471" calcext:value-type="float">
            <text:p>50471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office:value-type="float" office:value="2244" calcext:value-type="float">
            <text:p>2244</text:p>
          </table:table-cell>
          <table:table-cell table:style-name="ce25" office:value-type="float" office:value="1090" calcext:value-type="float">
            <text:p>1090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10618" calcext:value-type="float">
            <text:p>10618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124" calcext:value-type="float">
            <text:p>5124</text:p>
          </table:table-cell>
          <table:table-cell table:style-name="ce25" office:value-type="float" office:value="515" calcext:value-type="float">
            <text:p>515</text:p>
          </table:table-cell>
          <table:table-cell table:style-name="ce25" office:value-type="float" office:value="76405" calcext:value-type="float">
            <text:p>7640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660" calcext:value-type="float">
            <text:p>166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2632" calcext:value-type="float">
            <text:p>263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213" calcext:value-type="float">
            <text:p>12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061" calcext:value-type="float">
            <text:p>206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633" calcext:value-type="float">
            <text:p>63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78" calcext:value-type="float">
            <text:p>97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69" calcext:value-type="float">
            <text:p>46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1" calcext:value-type="float">
            <text:p>18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2" calcext:value-type="float">
            <text:p>18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2699" calcext:value-type="float">
            <text:p>32699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1467" calcext:value-type="float">
            <text:p>1467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4661" calcext:value-type="float">
            <text:p>466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489" calcext:value-type="float">
            <text:p>1489</text:p>
          </table:table-cell>
          <table:table-cell table:style-name="ce25" office:value-type="float" office:value="1071" calcext:value-type="float">
            <text:p>1071</text:p>
          </table:table-cell>
          <table:table-cell table:style-name="ce25" office:value-type="float" office:value="42930" calcext:value-type="float">
            <text:p>4293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53" calcext:value-type="float">
            <text:p>65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245" calcext:value-type="float">
            <text:p>124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5717" calcext:value-type="float">
            <text:p>15717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185" calcext:value-type="float">
            <text:p>2185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20387" calcext:value-type="float">
            <text:p>2038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213" calcext:value-type="float">
            <text:p>1213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5" office:value-type="string" calcext:value-type="string">
            <text:p><text:span text:style-name="T1">Unfälle mit Personenschaden – </text:span>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office:value-type="float" office:value="5565" calcext:value-type="float">
            <text:p>5565</text:p>
          </table:table-cell>
          <table:table-cell table:style-name="ce25" office:value-type="float" office:value="20688" calcext:value-type="float">
            <text:p>20688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2485" calcext:value-type="float">
            <text:p>248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31339" calcext:value-type="float">
            <text:p>3133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2444" calcext:value-type="float">
            <text:p>2444</text:p>
          </table:table-cell>
          <table:table-cell table:style-name="ce25" office:value-type="float" office:value="39057" calcext:value-type="float">
            <text:p>39057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348" calcext:value-type="float">
            <text:p>2348</text:p>
          </table:table-cell>
          <table:table-cell table:style-name="ce25" office:value-type="float" office:value="1324" calcext:value-type="float">
            <text:p>1324</text:p>
          </table:table-cell>
          <table:table-cell table:style-name="ce25" office:value-type="float" office:value="1567" calcext:value-type="float">
            <text:p>1567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1839" calcext:value-type="float">
            <text:p>18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office:value-type="float" office:value="945" calcext:value-type="float">
            <text:p>945</text:p>
          </table:table-cell>
          <table:table-cell table:style-name="ce25" office:value-type="float" office:value="51210" calcext:value-type="float">
            <text:p>5121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654" calcext:value-type="float">
            <text:p>65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875" calcext:value-type="float">
            <text:p>87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639" calcext:value-type="float">
            <text:p>263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3598" calcext:value-type="float">
            <text:p>359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1756" calcext:value-type="float">
            <text:p>1756</text:p>
          </table:table-cell>
          <table:table-cell table:style-name="ce25" office:value-type="float" office:value="29094" calcext:value-type="float">
            <text:p>29094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539" calcext:value-type="float">
            <text:p>1539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781" calcext:value-type="float">
            <text:p>78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office:value-type="float" office:value="36630" calcext:value-type="float">
            <text:p>3663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64" calcext:value-type="float">
            <text:p>26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023" calcext:value-type="float">
            <text:p>102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12" calcext:value-type="float">
            <text:p>141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342" calcext:value-type="float">
            <text:p>134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217" calcext:value-type="float">
            <text:p>121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17" calcext:value-type="float">
            <text:p>181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1" calcext:value-type="float">
            <text:p>19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10" calcext:value-type="float">
            <text:p>41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055" calcext:value-type="float">
            <text:p>205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3350" calcext:value-type="float">
            <text:p>335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1" calcext:value-type="float">
            <text:p>13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887" calcext:value-type="float">
            <text:p>88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20" calcext:value-type="float">
            <text:p>420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2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3550" calcext:value-type="float">
            <text:p>3550</text:p>
          </table:table-cell>
          <table:table-cell table:style-name="ce25" office:value-type="float" office:value="8849" calcext:value-type="float">
            <text:p>8849</text:p>
          </table:table-cell>
          <table:table-cell table:style-name="ce25" office:value-type="float" office:value="28004" calcext:value-type="float">
            <text:p>28004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office:value-type="float" office:value="951" calcext:value-type="float">
            <text:p>951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15572" calcext:value-type="float">
            <text:p>15572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59217" calcext:value-type="float">
            <text:p>5921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3256" calcext:value-type="float">
            <text:p>3256</text:p>
          </table:table-cell>
          <table:table-cell table:style-name="ce25" office:value-type="float" office:value="5908" calcext:value-type="float">
            <text:p>5908</text:p>
          </table:table-cell>
          <table:table-cell table:style-name="ce25" office:value-type="float" office:value="155059" calcext:value-type="float">
            <text:p>155059</text:p>
          </table:table-cell>
          <table:table-cell table:style-name="ce25" office:value-type="float" office:value="1674" calcext:value-type="float">
            <text:p>1674</text:p>
          </table:table-cell>
          <table:table-cell table:style-name="ce25" office:value-type="float" office:value="7645" calcext:value-type="float">
            <text:p>7645</text:p>
          </table:table-cell>
          <table:table-cell table:style-name="ce25" office:value-type="float" office:value="3522" calcext:value-type="float">
            <text:p>3522</text:p>
          </table:table-cell>
          <table:table-cell table:style-name="ce25" office:value-type="float" office:value="2682" calcext:value-type="float">
            <text:p>2682</text:p>
          </table:table-cell>
          <table:table-cell table:style-name="ce25" office:value-type="float" office:value="460" calcext:value-type="float">
            <text:p>460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20931" calcext:value-type="float">
            <text:p>20931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8276" calcext:value-type="float">
            <text:p>8276</text:p>
          </table:table-cell>
          <table:table-cell table:style-name="ce25" office:value-type="float" office:value="3592" calcext:value-type="float">
            <text:p>3592</text:p>
          </table:table-cell>
          <table:table-cell table:style-name="ce25" office:value-type="float" office:value="213997" calcext:value-type="float">
            <text:p>21399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304" calcext:value-type="float">
            <text:p>530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6492" calcext:value-type="float">
            <text:p>649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9730" calcext:value-type="float">
            <text:p>973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12085" calcext:value-type="float">
            <text:p>1208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2445" calcext:value-type="float">
            <text:p>2445</text:p>
          </table:table-cell>
          <table:table-cell table:style-name="ce25" office:value-type="float" office:value="4438" calcext:value-type="float">
            <text:p>4438</text:p>
          </table:table-cell>
          <table:table-cell table:style-name="ce25" office:value-type="float" office:value="79565" calcext:value-type="float">
            <text:p>79565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office:value-type="float" office:value="3783" calcext:value-type="float">
            <text:p>3783</text:p>
          </table:table-cell>
          <table:table-cell table:style-name="ce25" office:value-type="float" office:value="1943" calcext:value-type="float">
            <text:p>1943</text:p>
          </table:table-cell>
          <table:table-cell table:style-name="ce25" office:value-type="float" office:value="1760" calcext:value-type="float">
            <text:p>176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11399" calcext:value-type="float">
            <text:p>11399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387" calcext:value-type="float">
            <text:p>5387</text:p>
          </table:table-cell>
          <table:table-cell table:style-name="ce25" office:value-type="float" office:value="990" calcext:value-type="float">
            <text:p>990</text:p>
          </table:table-cell>
          <table:table-cell table:style-name="ce25" office:value-type="float" office:value="113035" calcext:value-type="float">
            <text:p>11303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854" calcext:value-type="float">
            <text:p>185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2896" calcext:value-type="float">
            <text:p>289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2236" calcext:value-type="float">
            <text:p>223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473" calcext:value-type="float">
            <text:p>3473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518" calcext:value-type="float">
            <text:p>151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320" calcext:value-type="float">
            <text:p>232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538" calcext:value-type="float">
            <text:p>153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float" office:value="2286" calcext:value-type="float">
            <text:p>228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2" calcext:value-type="float">
            <text:p>37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92" calcext:value-type="float">
            <text:p>59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34754" calcext:value-type="float">
            <text:p>34754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office:value-type="float" office:value="1569" calcext:value-type="float">
            <text:p>1569</text:p>
          </table:table-cell>
          <table:table-cell table:style-name="ce25" office:value-type="float" office:value="562" calcext:value-type="float">
            <text:p>562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5372" calcext:value-type="float">
            <text:p>537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65" calcext:value-type="float">
            <text:p>1565</text:p>
          </table:table-cell>
          <table:table-cell table:style-name="ce25" office:value-type="float" office:value="1240" calcext:value-type="float">
            <text:p>1240</text:p>
          </table:table-cell>
          <table:table-cell table:style-name="ce25" office:value-type="float" office:value="46280" calcext:value-type="float">
            <text:p>4628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259" calcext:value-type="float">
            <text:p>125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16312" calcext:value-type="float">
            <text:p>16312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316" calcext:value-type="float">
            <text:p>2316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21274" calcext:value-type="float">
            <text:p>2127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633" calcext:value-type="float">
            <text:p>1633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2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661" calcext:value-type="float">
            <text:p>666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088" calcext:value-type="float">
            <text:p>708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28202" calcext:value-type="float">
            <text:p>28202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146" calcext:value-type="float">
            <text:p>1146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669" calcext:value-type="float">
            <text:p>1669</text:p>
          </table:table-cell>
          <table:table-cell table:style-name="ce25" office:value-type="float" office:value="32645" calcext:value-type="float">
            <text:p>3264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97" calcext:value-type="float">
            <text:p>19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411" calcext:value-type="float">
            <text:p>41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25055" calcext:value-type="float">
            <text:p>25055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546" calcext:value-type="float">
            <text:p>1546</text:p>
          </table:table-cell>
          <table:table-cell table:style-name="ce25" office:value-type="float" office:value="29046" calcext:value-type="float">
            <text:p>2904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7" calcext:value-type="float">
            <text:p>37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982" calcext:value-type="float">
            <text:p>98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57" calcext:value-type="float">
            <text:p>55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89" calcext:value-type="float">
            <text:p>28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8" calcext:value-type="float">
            <text:p>7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4" calcext:value-type="float">
            <text:p>9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30" calcext:value-type="float">
            <text:p>33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40" calcext:value-type="float">
            <text:p>240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5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2077" calcext:value-type="float">
            <text:p>1207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3169" calcext:value-type="float">
            <text:p>1316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2177" calcext:value-type="float">
            <text:p>1217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office:value-type="float" office:value="559" calcext:value-type="float">
            <text:p>559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51" calcext:value-type="float">
            <text:p>851</text:p>
          </table:table-cell>
          <table:table-cell table:style-name="ce25" office:value-type="float" office:value="15390" calcext:value-type="float">
            <text:p>1539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71" calcext:value-type="float">
            <text:p>17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9731" calcext:value-type="float">
            <text:p>973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office:value-type="float" office:value="12280" calcext:value-type="float">
            <text:p>1228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" calcext:value-type="float">
            <text:p>8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659" calcext:value-type="float">
            <text:p>65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750" calcext:value-type="float">
            <text:p>75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037" calcext:value-type="float">
            <text:p>103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4" calcext:value-type="float">
            <text:p>10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0" calcext:value-type="float">
            <text:p>13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45" calcext:value-type="float">
            <text:p>145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5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8738" calcext:value-type="float">
            <text:p>1873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686" calcext:value-type="float">
            <text:p>686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7" calcext:value-type="float">
            <text:p>27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0257" calcext:value-type="float">
            <text:p>2025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40379" calcext:value-type="float">
            <text:p>40379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843" calcext:value-type="float">
            <text:p>1843</text:p>
          </table:table-cell>
          <table:table-cell table:style-name="ce25" office:value-type="float" office:value="1102" calcext:value-type="float">
            <text:p>1102</text:p>
          </table:table-cell>
          <table:table-cell table:style-name="ce25" office:value-type="float" office:value="1038" calcext:value-type="float">
            <text:p>1038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520" calcext:value-type="float">
            <text:p>2520</text:p>
          </table:table-cell>
          <table:table-cell table:style-name="ce25" office:value-type="float" office:value="48035" calcext:value-type="float">
            <text:p>4803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15" calcext:value-type="float">
            <text:p>21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82" calcext:value-type="float">
            <text:p>58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34786" calcext:value-type="float">
            <text:p>34786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482" calcext:value-type="float">
            <text:p>1482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office:value-type="float" office:value="827" calcext:value-type="float">
            <text:p>827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278" calcext:value-type="float">
            <text:p>2278</text:p>
          </table:table-cell>
          <table:table-cell table:style-name="ce25" office:value-type="float" office:value="41326" calcext:value-type="float">
            <text:p>4132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66" calcext:value-type="float">
            <text:p>46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58" calcext:value-type="float">
            <text:p>135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641" calcext:value-type="float">
            <text:p>164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98" calcext:value-type="float">
            <text:p>109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307" calcext:value-type="float">
            <text:p>1307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59" calcext:value-type="float">
            <text:p>105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326" calcext:value-type="float">
            <text:p>132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2" calcext:value-type="float">
            <text:p>18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24" calcext:value-type="float">
            <text:p>22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31" calcext:value-type="float">
            <text:p>3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35" calcext:value-type="float">
            <text:p>33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85" calcext:value-type="float">
            <text:p>385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5" office:value-type="string" calcext:value-type="string">
            <text:p><text:span text:style-name="T1">Auf Autobahnen - </text:span>Unfälle mit Getöte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6" calcext:value-type="float">
            <text:p>6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8" calcext:value-type="float">
            <text:p>17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6" calcext:value-type="float">
            <text:p>5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8" calcext:value-type="float">
            <text:p>68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5" office:value-type="string" calcext:value-type="string">
            <text:p><text:span text:style-name="T1">Auf Autobahnen – </text:span>Unfälle mit Personenschad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3725" calcext:value-type="float">
            <text:p>37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669" calcext:value-type="float">
            <text:p>466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8233" calcext:value-type="float">
            <text:p>82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927" calcext:value-type="float">
            <text:p>9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0909" calcext:value-type="float">
            <text:p>1090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0" calcext:value-type="float">
            <text:p>18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6510" calcext:value-type="float">
            <text:p>651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8250" calcext:value-type="float">
            <text:p>825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9" calcext:value-type="float">
            <text:p>49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26" calcext:value-type="float">
            <text:p>42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83" calcext:value-type="float">
            <text:p>583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10" calcext:value-type="float">
            <text:p>121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62" calcext:value-type="float">
            <text:p>6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6" calcext:value-type="float">
            <text:p>86</text:p>
          </table:table-cell>
          <table:table-cell table:style-name="ce12"/>
          <table:table-cell table:number-columns-repeated="980"/>
        </table:table-row>
        <table:table-row table:style-name="ro3">
          <table:table-cell table:style-name="ce5" office:value-type="string" calcext:value-type="string">
            <text:p><text:span text:style-name="T1">Auf Autobahnen – </text:span>Schwerwiegende Unfälle mit Sachschaden (i.e.S.)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981"/>
        </table:table-row>
        <table:table-row table:style-name="ro1">
          <table:table-cell table:style-name="ce7" office:value-type="string" calcext:value-type="string">
            <text:p>Alleinunfäl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5078" calcext:value-type="float">
            <text:p>507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602" calcext:value-type="float">
            <text:p>5602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Unfälle zwischen zwei Beteiligten insg.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109" calcext:value-type="float">
            <text:p>310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46" calcext:value-type="float">
            <text:p>446</text:p>
          </table:table-cell>
          <table:table-cell table:style-name="ce25" office:value-type="float" office:value="4586" calcext:value-type="float">
            <text:p>458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Versicherungskennzeichen 1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Kraftrad mit amtlichem Kennzeichen 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079" calcext:value-type="float">
            <text:p>207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3175" calcext:value-type="float">
            <text:p>317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Bus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bis einschließlich 3,5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25" calcext:value-type="float">
            <text:p>225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8" office:value-type="string" calcext:value-type="string">
            <text:p>Lastkraftwagen 3 über 3,5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6" calcext:value-type="float">
            <text:p>32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attelzugmaschin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744" calcext:value-type="float">
            <text:p>744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übriges Güterkraftfahrzeug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6" calcext:value-type="float">
            <text:p>36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ahrrad 4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Straßenbahn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Fußgänger 5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7" office:value-type="string" calcext:value-type="string">
            <text:p>anderer Verkehrsteilnehmer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1" calcext:value-type="float">
            <text:p>51</text:p>
          </table:table-cell>
          <table:table-cell table:style-name="ce12"/>
          <table:table-cell table:number-columns-repeated="980"/>
        </table:table-row>
        <table:table-row table:style-name="ro1">
          <table:table-cell table:style-name="ce1" office:value-type="string" calcext:value-type="string">
            <text:p>1 Einschl. S-Pedelecs und drei- und leichten vierrädrigen Kfz.</text:p>
          </table:table-cell>
          <table:table-cell table:style-name="ce1" table:number-columns-repeated="14"/>
          <table:table-cell table:number-columns-repeated="981"/>
        </table:table-row>
        <table:table-row table:style-name="ro1">
          <table:table-cell table:style-name="ce1" office:value-type="string" calcext:value-type="string">
            <text:p>2 Einschl. drei- und schweren vierrädrigen Kfz.</text:p>
          </table:table-cell>
          <table:table-cell table:style-name="ce1" table:number-columns-repeated="14"/>
          <table:table-cell table:number-columns-repeated="981"/>
        </table:table-row>
        <table:table-row table:style-name="ro1">
          <table:table-cell table:style-name="ce1" office:value-type="string" calcext:value-type="string">
            <text:p>3 Ohne Lastkraftwagen mit Tankauflage.</text:p>
          </table:table-cell>
          <table:table-cell table:style-name="ce1" table:number-columns-repeated="14"/>
          <table:table-cell table:number-columns-repeated="981"/>
        </table:table-row>
        <table:table-row table:style-name="ro1">
          <table:table-cell table:style-name="ce1" office:value-type="string" calcext:value-type="string">
            <text:p>4 Einschl. Pedelecs.</text:p>
          </table:table-cell>
          <table:table-cell table:style-name="ce1" table:number-columns-repeated="14"/>
          <table:table-cell table:number-columns-repeated="981"/>
        </table:table-row>
        <table:table-row table:style-name="ro1">
          <table:table-cell table:style-name="ce1" office:value-type="string" calcext:value-type="string">
            <text:p>5 Einschl. <text:s text:c="3"/>Fußgänger .......rt- und Spielgeräten.</text:p>
          </table:table-cell>
          <table:table-cell table:style-name="ce1" table:number-columns-repeated="14"/>
          <table:table-cell table:number-columns-repeated="981"/>
        </table:table-row>
        <table:table-row table:style-name="ro1">
          <table:table-cell table:style-name="ce1" office:value-type="string" calcext:value-type="string">
            <text:p>6 Wohnmobile, Eisenbahnen etc..</text:p>
          </table:table-cell>
          <table:table-cell table:style-name="ce1" table:number-columns-repeated="14"/>
          <table:table-cell table:number-columns-repeated="981"/>
        </table:table-row>
        <table:table-row table:style-name="ro1">
          <table:table-cell table:style-name="ce1" office:value-type="string" calcext:value-type="string">
            <text:p>Vorstehende Fußnoten gelten auch für die Vorspalte.</text:p>
          </table:table-cell>
          <table:table-cell table:style-name="ce1" table:number-columns-repeated="14"/>
          <table:table-cell table:number-columns-repeated="981"/>
        </table:table-row>
        <table:table-row table:style-name="ro1">
          <table:table-cell table:style-name="ce1" table:number-columns-repeated="15"/>
          <table:table-cell table:number-columns-repeated="981"/>
        </table:table-row>
        <table:table-row table:style-name="ro1">
          <table:table-cell table:style-name="ce3" office:value-type="string" calcext:value-type="string">
            <text:p><text:s/>© Statistisches Bundesamt (Destatis), 2017</text:p>
          </table:table-cell>
          <table:table-cell table:style-name="ce3" table:number-columns-repeated="15"/>
          <table:table-cell table:number-columns-repeated="980"/>
        </table:table-row>
        <table:table-row table:style-name="ro1">
          <table:table-cell table:style-name="ce3" office:value-type="string" calcext:value-type="string">
            <text:p><text:s/>Vervielfältigung und Verbreitung, auch auszugsweise, mit Quellenangabe gestattet.</text:p>
          </table:table-cell>
          <table:table-cell table:style-name="ce3" table:number-columns-repeated="15"/>
          <table:table-cell table:number-columns-repeated="980"/>
        </table:table-row>
        <table:table-row table:style-name="ro4">
          <table:table-cell table:style-name="ce9" table:number-columns-repeated="15"/>
          <table:table-cell table:number-columns-repeated="981"/>
        </table:table-row>
        <table:table-row table:style-name="ro4" table:number-rows-repeated="1048367">
          <table:table-cell table:number-columns-repeated="996"/>
        </table:table-row>
        <table:table-row table:style-name="ro4">
          <table:table-cell table:number-columns-repeated="996"/>
        </table:table-row>
        <table:named-expressions>
          <table:named-range table:name="Excel_BuiltIn_Print_Area" table:base-cell-address="$'UJ05-XML_2017_JJ'.$A$1" table:cell-range-address="$'UJ05-XML_2017_JJ'.$A$1:.$P$208" table:range-usable-as="print-range"/>
          <table:named-range table:name="Excel_BuiltIn_Print_Titles" table:base-cell-address="$'UJ05-XML_2017_JJ'.$A$1" table:cell-range-address="$'UJ05-XML_2017_JJ'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0" number:min-decimal-places="0" number:min-integer-digits="1">
        <number:embedded-text number:position="3"> </number:embedded-text>
      </number:number>
    </number:number-style>
    <number:number-style style:name="N156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59P1" style:volatile="true">
      <number:text>–</number:text>
    </number:number-style>
    <number:number-style style:name="N159">
      <number:text/>
      <style:map style:condition="value()&gt;0" style:apply-style-name="N159P0"/>
      <style:map style:condition="value()=0" style:apply-style-name="N159P1"/>
    </number:number-style>
    <number:number-style style:name="N161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1P1" style:volatile="true">
      <number:text>-</number:text>
    </number:number-style>
    <number:number-style style:name="N161">
      <number:text/>
      <style:map style:condition="value()&gt;0" style:apply-style-name="N161P0"/>
      <style:map style:condition="value()=0" style:apply-style-name="N161P1"/>
    </number:number-style>
    <number:number-style style:name="N16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62P1" style:volatile="true">
      <number:text>–     </number:text>
    </number:number-style>
    <number:number-style style:name="N162">
      <number:text/>
      <style:map style:condition="value()&gt;0" style:apply-style-name="N162P0"/>
      <style:map style:condition="value()=0" style:apply-style-name="N162P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499cm" fo:margin-bottom="0.499cm" fo:margin-left="1.499cm" fo:margin-right="0.499cm" style:first-page-number="continue" style:scale-to="60%" style:writing-mode="lr-tb"/>
      <style:header-style>
        <style:header-footer-properties fo:min-height="0.75cm" fo:margin-left="0.4cm" fo:margin-right="1.401cm" fo:margin-bottom="0cm"/>
      </style:header-style>
      <style:footer-style>
        <style:header-footer-properties fo:min-height="0.75cm" fo:margin-left="0.4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.00.0000</text:date>, <text:time style:data-style-name="N2" text:time-value="03:34:31.93879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7_5f_JJ" style:display-name="PageStyle_UJ05-XML_2017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1T03:35:04.708513177</dc:date>
    <meta:print-date>2018-12-13T17:52:27</meta:print-date>
    <meta:editing-duration>PT11H24M17S</meta:editing-duration>
    <meta:editing-cycles>70</meta:editing-cycles>
    <meta:generator>LibreOffice/7.1.4.2$Linux_X86_64 LibreOffice_project/10$Build-2</meta:generator>
    <meta:document-statistic meta:table-count="1" meta:cell-count="2894" meta:object-count="0"/>
  </office:meta>
</office:document-meta>
</file>